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191c3" officeooo:paragraph-rsid="000191c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1b849" officeooo:paragraph-rsid="0001b849"/>
    </style:style>
    <style:style style:name="P4" style:family="paragraph" style:parent-style-name="Title">
      <style:text-properties officeooo:rsid="000191c3" officeooo:paragraph-rsid="000191c3"/>
    </style:style>
    <style:style style:name="T1" style:family="text">
      <style:text-properties officeooo:rsid="000191c3"/>
    </style:style>
    <style:style style:name="T2" style:family="text">
      <style:text-properties officeooo:rsid="0001b8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aml Parser Requirements</text:p>
      <text:list xml:id="list3328743311" text:style-name="L1">
        <text:list-item>
          <text:p text:style-name="P2">Unrecognized Lines are Ignored. <text:span text:style-name="T1">Lines not following any other rules are ignored and have no effect on the output</text:span></text:p>
        </text:list-item>
        <text:list-item>
          <text:p text:style-name="P1">All statements after a top-level command apply to the previous top-level command. <text:span text:style-name="T2">A top-level command is ‘complete’ when the next top-level command is seen or the end-of-file is reached.</text:span></text:p>
        </text:list-item>
        <text:list-item>
          <text:p text:style-name="P1">‘Helper’ material definitions are top-level commands and can be made to define commonly used materials. These must start with ‘-’, ‘define:’ and a name which must end with ‘transform’. These definitions can take an ‘extend:’ option with the name of a previously defined material to use as a base, and a ‘value:’ option. After the value option the following options can be defined as floating point numbers: ‘diffuse:’, ‘ambient:’, ‘specular:’, ‘reflective:’, ‘refractive-index:’ and the ‘color:’ option can be defined as a vector.</text:p>
        </text:list-item>
        <text:list-item>
          <text:p text:style-name="P3">A single top-level command defining a light can be made: ‘-’, ‘add:’, ‘light’. The following options can be defined as vectors: ‘at:’ for the position and ‘intensity:’ for the light colo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20:19:21.820032371</meta:creation-date>
    <dc:date>2022-02-28T22:14:31.226540907</dc:date>
    <meta:editing-duration>PT1H31M9S</meta:editing-duration>
    <meta:editing-cycles>1</meta:editing-cycles>
    <meta:document-statistic meta:table-count="0" meta:image-count="0" meta:object-count="0" meta:page-count="1" meta:paragraph-count="5" meta:word-count="168" meta:character-count="1048" meta:non-whitespace-character-count="889"/>
    <meta:generator>LibreOffice/7.3.0.3$Linux_X86_64 LibreOffice_project/30$Build-3</meta:generator>
  </office:meta>
</office:document-meta>
</file>